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3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1f5712" officeooo:paragraph-rsid="001f5712" style:font-size-asian="28pt" style:language-asian="ja" style:country-asian="JP" style:font-size-complex="28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0e3f3d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f5712" officeooo:paragraph-rsid="001f5712" style:font-size-asian="32pt" style:language-asian="ja" style:country-asian="JP" style:font-size-complex="32pt"/>
    </style:style>
    <style:style style:name="T1" style:family="text">
      <style:text-properties officeooo:rsid="001f5712"/>
    </style:style>
    <style:style style:name="T2" style:family="text">
      <style:text-properties officeooo:rsid="0020187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JLPT N5 Reading: <text:span text:style-name="T1">My dog　私の犬</text:span></text:p>
      <text:p text:style-name="P4"/>
      <text:p text:style-name="P4"/>
      <text:p text:style-name="P5"><text:ruby text:style-name="Ru1"><text:ruby-base>私</text:ruby-base><text:ruby-text>わたし</text:ruby-text></text:ruby>の<text:ruby text:style-name="Ru1"><text:ruby-base>犬</text:ruby-base><text:ruby-text>いぬ</text:ruby-text></text:ruby>の<text:ruby text:style-name="Ru1"><text:ruby-base>名前</text:ruby-base><text:ruby-text>なまえ</text:ruby-text></text:ruby>は<text:ruby text:style-name="Ru1"><text:ruby-base>ポチ</text:ruby-base><text:ruby-text>ぽち</text:ruby-text></text:ruby>です。あまり<text:ruby text:style-name="Ru1"><text:ruby-base>大</text:ruby-base><text:ruby-text>おお</text:ruby-text></text:ruby>きくありません。<text:ruby text:style-name="Ru1"><text:ruby-base>猫</text:ruby-base><text:ruby-text>ねこ</text:ruby-text></text:ruby>ぐらいの<text:ruby text:style-name="Ru1"><text:ruby-base>大</text:ruby-base><text:ruby-text>おお</text:ruby-text></text:ruby>きさで、とてもかわいいです。</text:p>
      <text:p text:style-name="P5"/>
      <text:p text:style-name="P5"><text:ruby text:style-name="Ru1"><text:ruby-base>昨日</text:ruby-base><text:ruby-text>きのう</text:ruby-text></text:ruby>、ポチと<text:ruby text:style-name="Ru1"><text:ruby-base>散歩</text:ruby-base><text:ruby-text>さんぽ</text:ruby-text></text:ruby>に<text:ruby text:style-name="Ru1"><text:ruby-base>行</text:ruby-base><text:ruby-text>い</text:ruby-text></text:ruby>きました。<text:ruby text:style-name="Ru1"><text:ruby-base>途中</text:ruby-base><text:ruby-text>とちゅう</text:ruby-text></text:ruby>で<text:ruby text:style-name="Ru1"><text:ruby-base>大</text:ruby-base><text:ruby-text>おお</text:ruby-text></text:ruby>きな<text:ruby text:style-name="Ru1"><text:ruby-base>猫</text:ruby-base><text:ruby-text>ねこ</text:ruby-text></text:ruby>がいました。ポチより<text:ruby text:style-name="Ru1"><text:ruby-base>大</text:ruby-base><text:ruby-text>おお</text:ruby-text></text:ruby>きかったです。でも、ポチはその<text:ruby text:style-name="Ru1"><text:ruby-base>猫</text:ruby-base><text:ruby-text>ねこ</text:ruby-text></text:ruby>まで<text:ruby text:style-name="Ru1"><text:ruby-base>走</text:ruby-base><text:ruby-text>はし</text:ruby-text></text:ruby>りました。<text:ruby text:style-name="Ru1"><text:ruby-base>猫</text:ruby-base><text:ruby-text>ねこ</text:ruby-text></text:ruby>が<text:ruby text:style-name="Ru1"><text:ruby-base>逃</text:ruby-base><text:ruby-text>に</text:ruby-text></text:ruby>げたので、ポチはずっと<text:ruby text:style-name="Ru1"><text:ruby-base>遠</text:ruby-base><text:ruby-text>とお</text:ruby-text></text:ruby>くまで<text:ruby text:style-name="Ru1"><text:ruby-base>走</text:ruby-base><text:ruby-text>はし</text:ruby-text></text:ruby>れました。その<text:ruby text:style-name="Ru1"><text:ruby-base>猫</text:ruby-base><text:ruby-text>ねこ</text:ruby-text></text:ruby>は<text:ruby text:style-name="Ru1"><text:ruby-base>木</text:ruby-base><text:ruby-text>き</text:ruby-text></text:ruby>に<text:ruby text:style-name="Ru1"><text:ruby-base>登</text:ruby-base><text:ruby-text>のぼ</text:ruby-text></text:ruby>りました。それからポチはその<text:ruby text:style-name="Ru1"><text:ruby-base>木</text:ruby-base><text:ruby-text>き</text:ruby-text></text:ruby>の<text:ruby text:style-name="Ru1"><text:ruby-base>上</text:ruby-base><text:ruby-text>うえ</text:ruby-text></text:ruby>でワンワンと<text:ruby text:style-name="Ru1"><text:ruby-base>鳴</text:ruby-base><text:ruby-text>な</text:ruby-text></text:ruby>きました。</text:p>
      <text:p text:style-name="P5"/>
      <text:p text:style-name="P5">ポチは、<text:ruby text:style-name="Ru1"><text:ruby-base>猫</text:ruby-base><text:ruby-text>ねこ</text:ruby-text></text:ruby>が<text:ruby text:style-name="Ru1"><text:ruby-base>好</text:ruby-base><text:ruby-text>す</text:ruby-text></text:ruby>きではありません。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2-07T13:49:26.459995516</dc:date>
    <meta:editing-duration>PT16H15M35S</meta:editing-duration>
    <meta:editing-cycles>16</meta:editing-cycles>
    <meta:generator>LibreOffice/7.5.9.2$Linux_X86_64 LibreOffice_project/50$Build-2</meta:generator>
    <meta:document-statistic meta:table-count="0" meta:image-count="0" meta:object-count="0" meta:page-count="1" meta:paragraph-count="4" meta:word-count="185" meta:character-count="204" meta:non-whitespace-character-count="199"/>
  </office:meta>
</office:document-meta>
</file>